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Roboto Light" svg:font-family="'Roboto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style:font-name="Roboto Light" fo:font-weight="bold" officeooo:rsid="000fb1ee" officeooo:paragraph-rsid="000fb1ee" style:font-weight-asian="bold" style:font-weight-complex="bold"/>
    </style:style>
    <style:style style:name="P2" style:family="paragraph" style:parent-style-name="Standard">
      <style:paragraph-properties fo:text-align="start" style:justify-single-word="false"/>
      <style:text-properties style:font-name="Roboto Light" fo:font-size="10pt" fo:language="hr" fo:country="HR" fo:font-weight="normal" officeooo:rsid="00212313" officeooo:paragraph-rsid="00212313" style:font-size-asian="8.69999980926514pt" style:font-weight-asian="normal" style:font-size-complex="10pt" style:font-weight-complex="normal"/>
    </style:style>
    <style:style style:name="P3" style:family="paragraph" style:parent-style-name="Standard">
      <style:paragraph-properties fo:text-align="start" style:justify-single-word="false"/>
      <style:text-properties style:font-name="Roboto Light" fo:font-size="10pt" fo:language="hr" fo:country="HR" fo:font-weight="normal" officeooo:rsid="002c677e" officeooo:paragraph-rsid="002c677e" style:font-size-asian="8.69999980926514pt" style:font-weight-asian="normal" style:font-size-complex="10pt" style:font-weight-complex="normal"/>
    </style:style>
    <style:style style:name="P4" style:family="paragraph" style:parent-style-name="Standard">
      <style:paragraph-properties fo:text-align="start" style:justify-single-word="false"/>
      <style:text-properties style:font-name="Roboto Light" fo:font-size="10pt" fo:language="hr" fo:country="HR" fo:font-weight="bold" officeooo:rsid="0024b001" officeooo:paragraph-rsid="0024b001" style:font-size-asian="8.69999980926514pt" style:font-weight-asian="bold" style:font-size-complex="10pt" style:font-weight-complex="bold"/>
    </style:style>
    <style:style style:name="P5" style:family="paragraph" style:parent-style-name="Standard">
      <style:paragraph-properties fo:text-align="start" style:justify-single-word="false"/>
      <style:text-properties style:font-name="Roboto Light" fo:font-size="10pt" fo:language="hr" fo:country="HR" fo:font-weight="bold" officeooo:rsid="002c677e" officeooo:paragraph-rsid="002c677e" style:font-size-asian="8.69999980926514pt" style:font-weight-asian="bold" style:font-size-complex="10pt" style:font-weight-complex="bold"/>
    </style:style>
    <style:style style:name="P6" style:family="paragraph" style:parent-style-name="Standard" style:list-style-name="L1">
      <style:paragraph-properties fo:text-align="start" style:justify-single-word="false"/>
      <style:text-properties style:font-name="Roboto Light" fo:font-size="10pt" fo:font-weight="normal" officeooo:rsid="000fb1ee" officeooo:paragraph-rsid="000fb1ee" style:font-size-asian="8.75pt" style:font-weight-asian="normal" style:font-size-complex="10pt" style:font-weight-complex="normal"/>
    </style:style>
    <style:style style:name="P7" style:family="paragraph" style:parent-style-name="Standard" style:list-style-name="L1">
      <style:paragraph-properties fo:text-align="start" style:justify-single-word="false"/>
      <style:text-properties style:font-name="Roboto Light" fo:font-size="10pt" fo:font-weight="normal" officeooo:rsid="000fec1f" officeooo:paragraph-rsid="000fec1f" style:font-size-asian="8.75pt" style:font-weight-asian="normal" style:font-size-complex="10pt" style:font-weight-complex="normal"/>
    </style:style>
    <style:style style:name="P8" style:family="paragraph" style:parent-style-name="Standard" style:list-style-name="L1">
      <style:paragraph-properties fo:text-align="start" style:justify-single-word="false"/>
      <style:text-properties style:font-name="Roboto Light" fo:font-size="10pt" fo:font-weight="normal" officeooo:rsid="00112e49" officeooo:paragraph-rsid="00112e49" style:font-size-asian="8.75pt" style:font-weight-asian="normal" style:font-size-complex="10pt" style:font-weight-complex="normal"/>
    </style:style>
    <style:style style:name="P9" style:family="paragraph" style:parent-style-name="Standard" style:list-style-name="L1">
      <style:paragraph-properties fo:text-align="start" style:justify-single-word="false"/>
      <style:text-properties style:font-name="Roboto Light" fo:font-size="10pt" fo:font-weight="normal" officeooo:rsid="0011febc" officeooo:paragraph-rsid="0011febc" style:font-size-asian="8.75pt" style:font-weight-asian="normal" style:font-size-complex="10pt" style:font-weight-complex="normal"/>
    </style:style>
    <style:style style:name="P10" style:family="paragraph" style:parent-style-name="Standard" style:list-style-name="L1">
      <style:paragraph-properties fo:text-align="start" style:justify-single-word="false"/>
      <style:text-properties style:font-name="Roboto Light" fo:font-size="10pt" fo:font-weight="bold" officeooo:rsid="000fb1ee" officeooo:paragraph-rsid="000fb1ee" style:font-size-asian="8.75pt" style:font-weight-asian="bold" style:font-size-complex="10pt" style:font-weight-complex="bold"/>
    </style:style>
    <style:style style:name="P11" style:family="paragraph" style:parent-style-name="Standard" style:list-style-name="L1">
      <style:paragraph-properties fo:text-align="start" style:justify-single-word="false"/>
      <style:text-properties style:font-name="Roboto Light" fo:font-size="10pt" fo:language="hr" fo:country="HR" fo:font-weight="bold" officeooo:rsid="001559b8" officeooo:paragraph-rsid="001559b8" style:font-size-asian="8.69999980926514pt" style:font-weight-asian="bold" style:font-size-complex="10pt" style:font-weight-complex="bold"/>
    </style:style>
    <style:style style:name="P12" style:family="paragraph" style:parent-style-name="Standard" style:list-style-name="L1">
      <style:paragraph-properties fo:text-align="start" style:justify-single-word="false"/>
      <style:text-properties style:font-name="Roboto Light" fo:font-size="10pt" fo:language="hr" fo:country="HR" fo:font-weight="bold" officeooo:rsid="001a4c5d" officeooo:paragraph-rsid="001a4c5d" style:font-size-asian="8.69999980926514pt" style:font-weight-asian="bold" style:font-size-complex="10pt" style:font-weight-complex="bold"/>
    </style:style>
    <style:style style:name="P13" style:family="paragraph" style:parent-style-name="Standard" style:list-style-name="L1">
      <style:paragraph-properties fo:text-align="start" style:justify-single-word="false"/>
      <style:text-properties style:font-name="Roboto Light" fo:font-size="10pt" fo:language="hr" fo:country="HR" fo:font-weight="bold" officeooo:rsid="00212313" officeooo:paragraph-rsid="00212313" style:font-size-asian="8.69999980926514pt" style:font-weight-asian="bold" style:font-size-complex="10pt" style:font-weight-complex="bold"/>
    </style:style>
    <style:style style:name="P14" style:family="paragraph" style:parent-style-name="Standard" style:list-style-name="L4">
      <style:paragraph-properties fo:text-align="start" style:justify-single-word="false"/>
      <style:text-properties style:font-name="Roboto Light" fo:font-size="10pt" fo:language="hr" fo:country="HR" fo:font-weight="bold" officeooo:rsid="002ee85a" officeooo:paragraph-rsid="002ee85a" style:font-size-asian="8.69999980926514pt" style:font-weight-asian="bold" style:font-size-complex="10pt" style:font-weight-complex="bold"/>
    </style:style>
    <style:style style:name="P15" style:family="paragraph" style:parent-style-name="Standard">
      <style:paragraph-properties fo:text-align="start" style:justify-single-word="false"/>
      <style:text-properties style:font-name="Roboto Light" fo:font-size="10pt" fo:language="hr" fo:country="HR" fo:font-weight="bold" officeooo:rsid="002ee85a" officeooo:paragraph-rsid="002ee85a" style:font-size-asian="8.69999980926514pt" style:font-weight-asian="bold" style:font-size-complex="10pt" style:font-weight-complex="bold"/>
    </style:style>
    <style:style style:name="P16" style:family="paragraph" style:parent-style-name="Standard" style:list-style-name="L5">
      <style:paragraph-properties fo:text-align="start" style:justify-single-word="false"/>
      <style:text-properties style:font-name="Roboto Light" fo:font-size="10pt" fo:language="hr" fo:country="HR" fo:font-weight="bold" officeooo:rsid="002ee85a" officeooo:paragraph-rsid="002ee85a" style:font-size-asian="8.69999980926514pt" style:font-weight-asian="bold" style:font-size-complex="10pt" style:font-weight-complex="bold"/>
    </style:style>
    <style:style style:name="P17" style:family="paragraph" style:parent-style-name="Standard" style:list-style-name="L1">
      <style:paragraph-properties fo:text-align="start" style:justify-single-word="false"/>
      <style:text-properties style:font-name="Roboto Light" fo:font-size="10pt" fo:language="hr" fo:country="HR" fo:font-weight="normal" officeooo:rsid="001559b8" officeooo:paragraph-rsid="001559b8" style:font-size-asian="8.69999980926514pt" style:font-weight-asian="normal" style:font-size-complex="10pt" style:font-weight-complex="normal"/>
    </style:style>
    <style:style style:name="P18" style:family="paragraph" style:parent-style-name="Standard" style:list-style-name="L1">
      <style:paragraph-properties fo:text-align="start" style:justify-single-word="false"/>
      <style:text-properties style:font-name="Roboto Light" fo:font-size="10pt" fo:language="hr" fo:country="HR" fo:font-weight="normal" officeooo:rsid="00172888" officeooo:paragraph-rsid="00172888" style:font-size-asian="8.69999980926514pt" style:font-weight-asian="normal" style:font-size-complex="10pt" style:font-weight-complex="normal"/>
    </style:style>
    <style:style style:name="P19" style:family="paragraph" style:parent-style-name="Standard" style:list-style-name="L1">
      <style:paragraph-properties fo:text-align="start" style:justify-single-word="false"/>
      <style:text-properties style:font-name="Roboto Light" fo:font-size="10pt" fo:language="hr" fo:country="HR" fo:font-weight="normal" officeooo:rsid="00189f55" officeooo:paragraph-rsid="00189f55" style:font-size-asian="8.69999980926514pt" style:font-weight-asian="normal" style:font-size-complex="10pt" style:font-weight-complex="normal"/>
    </style:style>
    <style:style style:name="P20" style:family="paragraph" style:parent-style-name="Standard" style:list-style-name="L1">
      <style:paragraph-properties fo:text-align="start" style:justify-single-word="false"/>
      <style:text-properties style:font-name="Roboto Light" fo:font-size="10pt" fo:language="hr" fo:country="HR" fo:font-weight="normal" officeooo:rsid="001a4c5d" officeooo:paragraph-rsid="001a4c5d" style:font-size-asian="8.69999980926514pt" style:font-weight-asian="normal" style:font-size-complex="10pt" style:font-weight-complex="normal"/>
    </style:style>
    <style:style style:name="P21" style:family="paragraph" style:parent-style-name="Standard" style:list-style-name="L1">
      <style:paragraph-properties fo:text-align="start" style:justify-single-word="false"/>
      <style:text-properties style:font-name="Roboto Light" fo:font-size="10pt" fo:language="hr" fo:country="HR" fo:font-weight="normal" officeooo:rsid="001b6d09" officeooo:paragraph-rsid="001b6d09" style:font-size-asian="8.69999980926514pt" style:font-weight-asian="normal" style:font-size-complex="10pt" style:font-weight-complex="normal"/>
    </style:style>
    <style:style style:name="P22" style:family="paragraph" style:parent-style-name="Standard" style:list-style-name="L1">
      <style:paragraph-properties fo:text-align="start" style:justify-single-word="false"/>
      <style:text-properties style:font-name="Roboto Light" fo:font-size="10pt" fo:language="hr" fo:country="HR" fo:font-weight="normal" officeooo:rsid="001d3b75" officeooo:paragraph-rsid="001d3b75" style:font-size-asian="8.69999980926514pt" style:font-weight-asian="normal" style:font-size-complex="10pt" style:font-weight-complex="normal"/>
    </style:style>
    <style:style style:name="P23" style:family="paragraph" style:parent-style-name="Standard" style:list-style-name="L1">
      <style:paragraph-properties fo:text-align="start" style:justify-single-word="false"/>
      <style:text-properties style:font-name="Roboto Light" fo:font-size="10pt" fo:language="hr" fo:country="HR" fo:font-weight="normal" officeooo:rsid="00212313" officeooo:paragraph-rsid="00212313" style:font-size-asian="8.69999980926514pt" style:font-weight-asian="normal" style:font-size-complex="10pt" style:font-weight-complex="normal"/>
    </style:style>
    <style:style style:name="P24" style:family="paragraph" style:parent-style-name="Standard" style:list-style-name="L2">
      <style:paragraph-properties fo:text-align="start" style:justify-single-word="false"/>
      <style:text-properties style:font-name="Roboto Light" fo:font-size="10pt" fo:language="hr" fo:country="HR" fo:font-weight="normal" officeooo:rsid="0024b001" officeooo:paragraph-rsid="0024b001" style:font-size-asian="8.69999980926514pt" style:font-weight-asian="normal" style:font-size-complex="10pt" style:font-weight-complex="normal"/>
    </style:style>
    <style:style style:name="P25" style:family="paragraph" style:parent-style-name="Standard" style:list-style-name="L2">
      <style:paragraph-properties fo:text-align="start" style:justify-single-word="false"/>
      <style:text-properties style:font-name="Roboto Light" fo:font-size="10pt" fo:language="hr" fo:country="HR" fo:font-weight="normal" officeooo:rsid="0024b001" officeooo:paragraph-rsid="0025a69b" style:font-size-asian="8.69999980926514pt" style:font-weight-asian="normal" style:font-size-complex="10pt" style:font-weight-complex="normal"/>
    </style:style>
    <style:style style:name="P26" style:family="paragraph" style:parent-style-name="Standard" style:list-style-name="L2">
      <style:paragraph-properties fo:text-align="start" style:justify-single-word="false"/>
      <style:text-properties style:font-name="Roboto Light" fo:font-size="10pt" fo:language="hr" fo:country="HR" fo:font-weight="normal" officeooo:rsid="0025f268" officeooo:paragraph-rsid="0025f268" style:font-size-asian="8.69999980926514pt" style:font-weight-asian="normal" style:font-size-complex="10pt" style:font-weight-complex="normal"/>
    </style:style>
    <style:style style:name="P27" style:family="paragraph" style:parent-style-name="Standard" style:list-style-name="L2">
      <style:paragraph-properties fo:text-align="start" style:justify-single-word="false"/>
      <style:text-properties style:font-name="Roboto Light" fo:font-size="10pt" fo:language="hr" fo:country="HR" fo:font-weight="normal" officeooo:rsid="002a66bb" officeooo:paragraph-rsid="002a66bb" style:font-size-asian="8.69999980926514pt" style:font-weight-asian="normal" style:font-size-complex="10pt" style:font-weight-complex="normal"/>
    </style:style>
    <style:style style:name="P28" style:family="paragraph" style:parent-style-name="Standard" style:list-style-name="L3">
      <style:paragraph-properties fo:text-align="start" style:justify-single-word="false"/>
      <style:text-properties style:font-name="Roboto Light" fo:font-size="10pt" fo:language="hr" fo:country="HR" fo:font-weight="normal" officeooo:rsid="002c677e" officeooo:paragraph-rsid="002c677e" style:font-size-asian="8.69999980926514pt" style:font-weight-asian="normal" style:font-size-complex="10pt" style:font-weight-complex="normal"/>
    </style:style>
    <style:style style:name="P29" style:family="paragraph" style:parent-style-name="Standard">
      <style:paragraph-properties fo:text-align="start" style:justify-single-word="false"/>
      <style:text-properties style:font-name="Roboto Light" fo:font-size="10pt" fo:language="hr" fo:country="HR" fo:font-weight="normal" officeooo:rsid="002d3c2d" officeooo:paragraph-rsid="002d3c2d" style:font-size-asian="8.69999980926514pt" style:font-weight-asian="normal" style:font-size-complex="10pt" style:font-weight-complex="normal"/>
    </style:style>
    <style:style style:name="P30" style:family="paragraph" style:parent-style-name="Standard">
      <style:paragraph-properties fo:text-align="start" style:justify-single-word="false"/>
      <style:text-properties style:font-name="Roboto Light" fo:font-size="10pt" fo:language="hr" fo:country="HR" fo:font-weight="normal" officeooo:rsid="002ee85a" officeooo:paragraph-rsid="002ee85a" style:font-size-asian="8.69999980926514pt" style:font-weight-asian="normal" style:font-size-complex="10pt" style:font-weight-complex="normal"/>
    </style:style>
    <style:style style:name="P31" style:family="paragraph" style:parent-style-name="Standard" style:list-style-name="L2">
      <style:paragraph-properties fo:text-align="start" style:justify-single-word="false"/>
      <style:text-properties style:font-name="Roboto Light" fo:font-size="10pt" fo:language="hr" fo:country="HR" fo:font-weight="normal" officeooo:rsid="0024b001" officeooo:paragraph-rsid="0024b001" fo:background-color="#ffff00" style:font-size-asian="8.69999980926514pt" style:font-weight-asian="normal" style:font-size-complex="10pt" style:font-weight-complex="normal"/>
    </style:style>
    <style:style style:name="P32" style:family="paragraph" style:parent-style-name="Standard" style:list-style-name="L2">
      <style:paragraph-properties fo:text-align="start" style:justify-single-word="false"/>
      <style:text-properties style:font-name="Roboto Light" fo:font-size="10pt" fo:language="hr" fo:country="HR" fo:font-weight="normal" officeooo:rsid="0025f268" officeooo:paragraph-rsid="0025f268" fo:background-color="#ffff00" style:font-size-asian="8.69999980926514pt" style:font-weight-asian="normal" style:font-size-complex="10pt" style:font-weight-complex="normal"/>
    </style:style>
    <style:style style:name="P33" style:family="paragraph" style:parent-style-name="Standard" style:list-style-name="L2">
      <style:paragraph-properties fo:text-align="start" style:justify-single-word="false"/>
      <style:text-properties style:font-name="Roboto Light" fo:font-size="10pt" fo:language="hr" fo:country="HR" fo:font-weight="normal" officeooo:rsid="002a66bb" officeooo:paragraph-rsid="002a66bb" fo:background-color="#ffff00" style:font-size-asian="8.69999980926514pt" style:font-weight-asian="normal" style:font-size-complex="10pt" style:font-weight-complex="normal"/>
    </style:style>
    <style:style style:name="P34" style:family="paragraph" style:parent-style-name="Standard" style:list-style-name="L1">
      <style:paragraph-properties fo:text-align="start" style:justify-single-word="false"/>
      <style:text-properties officeooo:paragraph-rsid="001559b8"/>
    </style:style>
    <style:style style:name="P35" style:family="paragraph" style:parent-style-name="Standard" style:list-style-name="L1">
      <style:paragraph-properties fo:text-align="start" style:justify-single-word="false"/>
      <style:text-properties fo:font-weight="bold" officeooo:rsid="001559b8" officeooo:paragraph-rsid="001559b8" style:font-weight-asian="bold" style:font-weight-complex="bold"/>
    </style:style>
    <style:style style:name="P36" style:family="paragraph" style:parent-style-name="Standard" style:list-style-name="L1">
      <style:paragraph-properties fo:text-align="start" style:justify-single-word="false"/>
      <style:text-properties fo:font-weight="bold" officeooo:rsid="00172888" officeooo:paragraph-rsid="00172888" style:font-weight-asian="bold" style:font-weight-complex="bold"/>
    </style:style>
    <style:style style:name="P37" style:family="paragraph" style:parent-style-name="Standard" style:list-style-name="L1">
      <style:paragraph-properties fo:text-align="start" style:justify-single-word="false"/>
      <style:text-properties fo:font-weight="bold" officeooo:rsid="00189f55" officeooo:paragraph-rsid="00189f55" style:font-weight-asian="bold" style:font-weight-complex="bold"/>
    </style:style>
    <style:style style:name="P38" style:family="paragraph" style:parent-style-name="Standard" style:list-style-name="L1">
      <style:paragraph-properties fo:text-align="start" style:justify-single-word="false"/>
      <style:text-properties fo:font-weight="bold" officeooo:rsid="001a4c5d" officeooo:paragraph-rsid="001a4c5d" style:font-weight-asian="bold" style:font-weight-complex="bold"/>
    </style:style>
    <style:style style:name="P39" style:family="paragraph" style:parent-style-name="Standard" style:list-style-name="L1">
      <style:paragraph-properties fo:text-align="start" style:justify-single-word="false"/>
      <style:text-properties fo:font-weight="bold" officeooo:rsid="001b6d09" officeooo:paragraph-rsid="001b6d09" style:font-weight-asian="bold" style:font-weight-complex="bold"/>
    </style:style>
    <style:style style:name="P40" style:family="paragraph" style:parent-style-name="Standard" style:list-style-name="L2">
      <style:paragraph-properties fo:text-align="start" style:justify-single-word="false"/>
      <style:text-properties fo:color="#ffffff" loext:opacity="100%" style:font-name="Roboto Light" fo:font-size="10pt" fo:language="hr" fo:country="HR" fo:font-weight="normal" officeooo:rsid="0024b001" officeooo:paragraph-rsid="0024b001" fo:background-color="#3465a4" style:font-size-asian="8.69999980926514pt" style:font-weight-asian="normal" style:font-size-complex="10pt" style:font-weight-complex="normal"/>
    </style:style>
    <style:style style:name="P41" style:family="paragraph" style:parent-style-name="Standard" style:list-style-name="L2">
      <style:paragraph-properties fo:text-align="start" style:justify-single-word="false"/>
      <style:text-properties fo:color="#ffffff" loext:opacity="100%" style:font-name="Roboto Light" fo:font-size="10pt" fo:language="hr" fo:country="HR" fo:font-weight="normal" officeooo:rsid="0025f268" officeooo:paragraph-rsid="0025f268" fo:background-color="#3465a4" style:font-size-asian="8.69999980926514pt" style:font-weight-asian="normal" style:font-size-complex="10pt" style:font-weight-complex="normal"/>
    </style:style>
    <style:style style:name="P42" style:family="paragraph" style:parent-style-name="Standard" style:list-style-name="L2">
      <style:paragraph-properties fo:text-align="start" style:justify-single-word="false"/>
      <style:text-properties fo:color="#ffffff" loext:opacity="100%" style:font-name="Roboto Light" fo:font-size="10pt" fo:language="hr" fo:country="HR" fo:font-weight="normal" officeooo:rsid="002a66bb" officeooo:paragraph-rsid="002a66bb" fo:background-color="#3465a4" style:font-size-asian="8.69999980926514pt" style:font-weight-asian="normal" style:font-size-complex="10pt" style:font-weight-complex="normal"/>
    </style:style>
    <style:style style:name="T1" style:family="text">
      <style:text-properties fo:background-color="#ffff00" loext:char-shading-value="0"/>
    </style:style>
    <style:style style:name="T2" style:family="text">
      <style:text-properties fo:color="#ffffff" loext:opacity="100%" fo:background-color="#3465a4" loext:char-shading-value="0"/>
    </style:style>
    <style:style style:name="T3" style:family="text">
      <style:text-properties fo:color="#ffffff" loext:opacity="100%" fo:language="hr" fo:country="HR" fo:background-color="#3465a4" loext:char-shading-value="0" style:font-size-asian="8.69999980926514pt"/>
    </style:style>
    <style:style style:name="T4" style:family="text">
      <style:text-properties fo:color="#ffffff" loext:opacity="100%" style:font-name="Roboto Light" fo:font-size="10pt" fo:language="hr" fo:country="HR" fo:font-weight="normal" fo:background-color="#5983b0" loext:char-shading-value="0" style:font-size-asian="8.69999980926514pt" style:font-weight-asian="normal" style:font-size-complex="10pt" style:font-weight-complex="normal"/>
    </style:style>
    <style:style style:name="T5" style:family="text">
      <style:text-properties fo:color="#ffffff" loext:opacity="100%" fo:background-color="#5983b0" loext:char-shading-value="0"/>
    </style:style>
    <style:style style:name="T6" style:family="text">
      <style:text-properties fo:language="hr" fo:country="HR" style:font-size-asian="8.69999980926514pt"/>
    </style:style>
    <style:style style:name="T7" style:family="text">
      <style:text-properties fo:language="hr" fo:country="HR" officeooo:rsid="000fec1f" style:font-size-asian="8.69999980926514pt"/>
    </style:style>
    <style:style style:name="T8" style:family="text">
      <style:text-properties fo:language="hr" fo:country="HR" officeooo:rsid="00112e49" style:font-size-asian="8.69999980926514pt"/>
    </style:style>
    <style:style style:name="T9" style:family="text">
      <style:text-properties fo:language="hr" fo:country="HR" fo:background-color="#ffff00" loext:char-shading-value="0" style:font-size-asian="8.69999980926514pt"/>
    </style:style>
    <style:style style:name="T10" style:family="text">
      <style:text-properties officeooo:rsid="000fec1f"/>
    </style:style>
    <style:style style:name="T11" style:family="text">
      <style:text-properties officeooo:rsid="00112e49"/>
    </style:style>
    <style:style style:name="T12" style:family="text">
      <style:text-properties fo:color="#000000" loext:opacity="100%" fo:background-color="#ffff00" loext:char-shading-value="0"/>
    </style:style>
    <style:style style:name="T13" style:family="text">
      <style:text-properties fo:color="#000000" loext:opacity="100%" fo:language="hr" fo:country="HR" fo:background-color="#ffff00" loext:char-shading-value="0" style:font-size-asian="8.69999980926514pt"/>
    </style:style>
    <style:style style:name="T14" style:family="text">
      <style:text-properties style:font-name="Roboto Light" fo:font-size="10pt" fo:language="hr" fo:country="HR" fo:font-weight="normal" style:font-size-asian="8.69999980926514pt" style:font-weight-asian="normal" style:font-size-complex="10pt" style:font-weight-complex="normal"/>
    </style:style>
    <style:style style:name="T15" style:family="text">
      <style:text-properties style:font-name="Roboto Light" fo:font-size="10pt" fo:language="hr" fo:country="HR" fo:font-weight="normal" officeooo:rsid="0011febc" style:font-size-asian="8.69999980926514pt" style:font-weight-asian="normal" style:font-size-complex="10pt" style:font-weight-complex="normal"/>
    </style:style>
    <style:style style:name="T16" style:family="text">
      <style:text-properties style:font-name="Roboto Light" fo:font-size="10pt" fo:language="hr" fo:country="HR" fo:font-weight="normal" officeooo:rsid="001559b8" style:font-size-asian="8.69999980926514pt" style:font-weight-asian="normal" style:font-size-complex="10pt" style:font-weight-complex="normal"/>
    </style:style>
    <style:style style:name="T17" style:family="text">
      <style:text-properties style:font-name="Roboto Light" fo:font-size="10pt" fo:language="hr" fo:country="HR" fo:font-weight="normal" officeooo:rsid="00189f55" style:font-size-asian="8.69999980926514pt" style:font-weight-asian="normal" style:font-size-complex="10pt" style:font-weight-complex="normal"/>
    </style:style>
    <style:style style:name="T18" style:family="text">
      <style:text-properties style:font-name="Roboto Light" fo:font-size="10pt" fo:language="hr" fo:country="HR" fo:font-weight="normal" officeooo:rsid="001b6d09" style:font-size-asian="8.69999980926514pt" style:font-weight-asian="normal" style:font-size-complex="10pt" style:font-weight-complex="normal"/>
    </style:style>
    <style:style style:name="T19" style:family="text">
      <style:text-properties style:font-name="Roboto Light" fo:font-size="10pt" fo:language="hr" fo:country="HR" fo:font-weight="normal" officeooo:rsid="001d3b75" style:font-size-asian="8.69999980926514pt" style:font-weight-asian="normal" style:font-size-complex="10pt" style:font-weight-complex="normal"/>
    </style:style>
    <style:style style:name="T20" style:family="text">
      <style:text-properties style:font-name="Roboto Light" fo:font-size="10pt" fo:language="hr" fo:country="HR" fo:font-weight="normal" fo:background-color="#ffff00" loext:char-shading-value="0" style:font-size-asian="8.69999980926514pt" style:font-weight-asian="normal" style:font-size-complex="10pt" style:font-weight-complex="normal"/>
    </style:style>
    <style:style style:name="T21" style:family="text">
      <style:text-properties style:font-name="Roboto Light" fo:font-size="10pt" fo:language="hr" fo:country="HR" fo:font-weight="bold" officeooo:rsid="001559b8" style:font-size-asian="8.69999980926514pt" style:font-weight-asian="bold" style:font-size-complex="10pt" style:font-weight-complex="bold"/>
    </style:style>
    <style:style style:name="T22" style:family="text">
      <style:text-properties style:font-name="Roboto Light" fo:font-size="10pt" fo:language="hr" fo:country="HR" style:font-size-asian="8.69999980926514pt" style:font-size-complex="10pt"/>
    </style:style>
    <style:style style:name="T23" style:family="text">
      <style:text-properties style:font-name="Roboto Light" fo:font-size="10pt" fo:language="hr" fo:country="HR" officeooo:rsid="0011febc" style:font-size-asian="8.69999980926514pt" style:font-size-complex="10pt"/>
    </style:style>
    <style:style style:name="T24" style:family="text">
      <style:text-properties fo:font-weight="bold" officeooo:rsid="001a4c5d" style:font-weight-asian="bold" style:font-weight-complex="bold"/>
    </style:style>
    <style:style style:name="T25" style:family="text">
      <style:text-properties officeooo:rsid="001a4c5d"/>
    </style:style>
    <style:style style:name="T26" style:family="text">
      <style:text-properties officeooo:rsid="00212313"/>
    </style:style>
    <style:style style:name="T27" style:family="text">
      <style:text-properties officeooo:rsid="0021eb91"/>
    </style:style>
    <style:style style:name="T28" style:family="text">
      <style:text-properties officeooo:rsid="0021fcc0"/>
    </style:style>
    <style:style style:name="T29" style:family="text">
      <style:text-properties officeooo:rsid="00249c4c"/>
    </style:style>
    <style:style style:name="T30" style:family="text">
      <style:text-properties fo:color="#81d41a" loext:opacity="100%" officeooo:rsid="00249c4c"/>
    </style:style>
    <style:style style:name="T31" style:family="text">
      <style:text-properties fo:color="#00a933" loext:opacity="100%"/>
    </style:style>
    <style:style style:name="T32" style:family="text">
      <style:text-properties fo:color="#00a933" loext:opacity="100%" officeooo:rsid="00249c4c"/>
    </style:style>
    <style:style style:name="T33" style:family="text">
      <style:text-properties officeooo:rsid="0025a69b"/>
    </style:style>
    <style:style style:name="T34" style:family="text">
      <style:text-properties officeooo:rsid="0025f268"/>
    </style:style>
    <style:style style:name="T35" style:family="text">
      <style:text-properties officeooo:rsid="0027bbfa"/>
    </style:style>
    <style:style style:name="T36" style:family="text">
      <style:text-properties officeooo:rsid="002c677e"/>
    </style:style>
    <style:style style:name="T37" style:family="text">
      <style:text-properties officeooo:rsid="002dddc9"/>
    </style:style>
    <style:style style:name="T38" style:family="text">
      <style:text-properties officeooo:rsid="0030717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jemački ispitivanje</text:p>
      <text:p text:style-name="P1"/>
      <text:list xml:id="list1765068965" text:style-name="L1">
        <text:list-item>
          <text:p text:style-name="P6"><text:span text:style-name="T24">ANJA IST KRANK </text:span><text:span text:style-name="T25">(</text:span>Anja je bolesna<text:span text:style-name="T25">)</text:span></text:p>
          <text:list>
            <text:list-item>
              <text:p text:style-name="P10">Prijevod:</text:p>
              <text:list>
                <text:list-item>
                  <text:p text:style-name="P6">Anja leži u krevetu. Ona je bolesna. Ona zove svog prijatelja <text:span text:style-name="T11">P</text:span>etra u Hrvatskoj na mobitel.</text:p>
                </text:list-item>
                <text:list-item>
                  <text:p text:style-name="P6"><text:span text:style-name="T1">Anja:</text:span> Zdravo Petre, ovdje govori Anja (slobodni prijevod: Anja je na telefonu ili Anja je)</text:p>
                </text:list-item>
                <text:list-item>
                  <text:p text:style-name="P6"><text:span text:style-name="T2">Petar:</text:span> Oh, zdravo Anja! Kako si?</text:p>
                </text:list-item>
                <text:list-item>
                  <text:p text:style-name="P6"><text:span text:style-name="T12">Anja:</text:span> P<text:span text:style-name="T10">o</text:span>tpuno loše. Ja sam bolesna. Ja imam temperaturu <text:span text:style-name="T7">i prilično sam promukla.</text:span></text:p>
                </text:list-item>
                <text:list-item>
                  <text:p text:style-name="P7"><text:span text:style-name="T3">Petar:</text:span><text:span text:style-name="T6"> Čujem, ti si bolesna, ali što znači promukao.</text:span></text:p>
                </text:list-item>
                <text:list-item>
                  <text:p text:style-name="P7"><text:span text:style-name="T9">Anja: </text:span><text:span text:style-name="T6">Oh, moj glass je slomljen (slobodan prijevod: nestao) i također imam glavobolju.</text:span></text:p>
                </text:list-item>
                <text:list-item>
                  <text:p text:style-name="P7"><text:span text:style-name="T3">Petar:</text:span><text:span text:style-name="T6"> Uzimaš li ljekove?</text:span></text:p>
                </text:list-item>
                <text:list-item>
                  <text:p text:style-name="P7"><text:span text:style-name="T9">Anja:</text:span><text:span text:style-name="T6"> Ne, ne još. Ja sada pijem samo puno toplog čaja i uzimam pastile protvi kašlja (slobodni prijevod: pastile za grlo)</text:span></text:p>
                </text:list-item>
                <text:list-item>
                  <text:p text:style-name="P7"><text:span text:style-name="T3">Petar:</text:span><text:span text:style-name="T6"> Kašlješ također?</text:span></text:p>
                </text:list-item>
                <text:list-item>
                  <text:p text:style-name="P7"><text:span text:style-name="T9">Anja:</text:span><text:span text:style-name="T6"> Da, ali nije tako loše. Moje </text:span><text:span text:style-name="T8">cijelo tijelo me boli. HATSCHI! (slobodni prijevod: Aščika! ) </text:span><text:span text:style-name="T6"><text:s/></text:span><text:span text:style-name="T8">(Anja kihne.)</text:span></text:p>
                </text:list-item>
                <text:list-item>
                  <text:p text:style-name="P8"><text:span text:style-name="T3">Petar:</text:span><text:span text:style-name="T6"> Nazdravlje! Vjerovatno imaš gripu ili si prehlađena! Ne smiješ ustajati! Lezi u krevetu! Tek kada groznica potpuno nestane (slobodni prijevod: Tek kada ozdraviš), <text:s/>ti smiješ ići u školu! Ti prvo moraš ozdraviti.</text:span></text:p>
                </text:list-item>
                <text:list-item>
                  <text:p text:style-name="P8"><text:span text:style-name="T13">Anja: </text:span><text:span text:style-name="T6"><text:s/>Ne brini toliko za mene! Kako si? (Kako si ti?)</text:span></text:p>
                </text:list-item>
                <text:list-item>
                  <text:p text:style-name="P8"><text:span text:style-name="T3">Petar:</text:span><text:span text:style-name="T6"> Zapravo dosta dobro!</text:span></text:p>
                </text:list-item>
                <text:list-item>
                  <text:p text:style-name="P8"><text:span text:style-name="T9">Anja: </text:span><text:span text:style-name="T6">Tako je lijepo kad si zdrav!</text:span></text:p>
                </text:list-item>
                <text:list-item>
                  <text:p text:style-name="P9"><text:span text:style-name="T3">Petar:</text:span><text:span text:style-name="T6"> Da, tako je! Pij puno i uzimaj Vitamin C! I idi u krevet odmah! Moraš se odmoriti! Ja se nadam da ćeš uskoro ozdraviti!</text:span></text:p>
                </text:list-item>
                <text:list-item>
                  <text:p text:style-name="P9"><text:span text:style-name="T13">Anja: </text:span><text:span text:style-name="T6">Hvala, vidimo se uskoro!</text:span></text:p>
                </text:list-item>
                <text:list-item>
                  <text:p text:style-name="P9"><text:span text:style-name="T3">Petar:</text:span><text:span text:style-name="T6"> Bog! </text:span></text:p>
                </text:list-item>
              </text:list>
            </text:list-item>
            <text:list-item>
              <text:p text:style-name="P11">Pitanja iz udž:</text:p>
              <text:list>
                <text:list-item>
                  <text:p text:style-name="P34"><text:span text:style-name="T21">1.</text:span><text:span text:style-name="T16"> Schläft Anja gerade? (Spava li Anja sada?)</text:span></text:p>
                  <text:list>
                    <text:list-item>
                      <text:p text:style-name="P34"><text:span text:style-name="T16">Anja schläft nicht, sie sprecht mit ihren Freund Petar in Kroatien.</text:span><text:span text:style-name="T15"><text:tab/></text:span></text:p>
                    </text:list-item>
                  </text:list>
                </text:list-item>
                <text:list-item>
                  <text:p text:style-name="P35"><text:span text:style-name="T23">2. <text:s/></text:span><text:span text:style-name="T14">Ist Anja gesund? (Jeli Anja zdrava!)</text:span></text:p>
                  <text:list>
                    <text:list-item>
                      <text:p text:style-name="P17">Nein, Anja ist krank.</text:p>
                    </text:list-item>
                  </text:list>
                </text:list-item>
                <text:list-item>
                  <text:p text:style-name="P36"><text:span text:style-name="T22">3. </text:span><text:span text:style-name="T14"><text:s/>Ruft sie Petar in Deutschland an? ( Zove li Petra u Njemačkoj (Subjekt je Anja))</text:span></text:p>
                  <text:list>
                    <text:list-item>
                      <text:p text:style-name="P18">Nein, sie ruft Petar in Kroatien an.</text:p>
                    </text:list-item>
                  </text:list>
                </text:list-item>
                <text:list-item>
                  <text:p text:style-name="P36"><text:span text:style-name="T22">4. <text:s/></text:span><text:span text:style-name="T14">Ist Anja Stimme heiser?</text:span></text:p>
                  <text:list>
                    <text:list-item>
                      <text:p text:style-name="P18">Ja, Anja Stimmer ist heiser.</text:p>
                    </text:list-item>
                  </text:list>
                </text:list-item>
                <text:list-item>
                  <text:p text:style-name="P36"><text:span text:style-name="T22">5. <text:s/></text:span><text:span text:style-name="T14"><text:s/>Geht Anja jetz zum Artz? (Ide li sada Anja doktoru/lijeničku?)</text:span></text:p>
                  <text:list>
                    <text:list-item>
                      <text:p text:style-name="P18">Nein, Sie jetz trinkt nur viel heissen Tee und nehme Hustenpastillen.</text:p>
                    </text:list-item>
                  </text:list>
                </text:list-item>
                <text:list-item>
                  <text:p text:style-name="P36"><text:span text:style-name="T22">6.</text:span><text:span text:style-name="T14"> <text:s text:c="2"/>Nimmt Anja Antibiotika ein? </text:span><text:span text:style-name="T17">(Uzima li Anja antibiotike?)</text:span></text:p>
                  <text:list>
                    <text:list-item>
                      <text:p text:style-name="P19">Nein, Anja nimmt Hustenpastillen</text:p>
                    </text:list-item>
                  </text:list>
                </text:list-item>
                <text:list-item>
                  <text:p text:style-name="P37"><text:span text:style-name="T22">7.</text:span><text:span text:style-name="T14"> Triknt Anja viel Tee? (Pije li Anja puno čaja?)</text:span></text:p>
                  <text:list>
                    <text:list-item>
                      <text:p text:style-name="P19">Ja, Anja triknt viel Tee.</text:p>
                    </text:list-item>
                  </text:list>
                </text:list-item>
                <text:list-item>
                  <text:p text:style-name="P37"><text:span text:style-name="T22">8.</text:span><text:span text:style-name="T14"> Was wünscht Petar seiner Freundin Anja? (Što Petar želi svojoj prijatajici Anji?)</text:span></text:p>
                  <text:list>
                    <text:list-item>
                      <text:p text:style-name="P19">Petar wünscht ihr zuerst gesund werden.</text:p>
                    </text:list-item>
                  </text:list>
                </text:list-item>
              </text:list>
            </text:list-item>
          </text:list>
        </text:list-item>
        <text:list-item>
          <text:p text:style-name="P38"><text:span text:style-name="T22">SPORT UND GESUNDHEIT</text:span><text:span text:style-name="T14"> (Sport i Zdravlje)</text:span></text:p>
          <text:list>
            <text:list-item>
              <text:p text:style-name="P12">Prijevod:</text:p>
              <text:list>
                <text:list-item>
                  <text:p text:style-name="P20">Anja priča s svojoj materom. Ona želi ići u kafić.</text:p>
                </text:list-item>
                <text:list-item>
                  <text:p text:style-name="P20"><text:span text:style-name="T12">A: </text:span>Mama, mogu li danas ići u kafić s svojim prijateljicama?</text:p>
                </text:list-item>
                <text:list-item>
                  <text:p text:style-name="P38"><text:span text:style-name="T4">M: </text:span><text:span text:style-name="T14">Nisi više bolestna? </text:span><text:span text:style-name="T18">Kako se osjećaš?</text:span></text:p>
                </text:list-item>
                <text:list-item>
                  <text:p text:style-name="P21"><text:span text:style-name="T1">A: </text:span>Ja se danas osjećam prilično dobro?</text:p>
                </text:list-item>
                <text:list-item>
                  <text:p text:style-name="P21"><text:span text:style-name="T5">M: </text:span>Dobro, onda idi, ali zašto onda ne ideš u teretanu. </text:p>
                </text:list-item>
                <text:list-item>
                  <text:p text:style-name="P21"><text:span text:style-name="T1">A:</text:span> Ja teretanu nevolim. Ja više volim biti na otvorenom sa svojim prijateljima.</text:p>
                </text:list-item>
                <text:list-item>
                  <text:p text:style-name="P21"><text:span text:style-name="T5">M: </text:span>Što vi možete raditi na otvorenom?</text:p>
                </text:list-item>
                <text:list-item>
                  <text:p text:style-name="P39"><text:span text:style-name="T20">A: </text:span><text:span text:style-name="T19">Sve. Mi šetamo gradom, čavrljamo, jedemo sladoled, i tako.</text:span></text:p>
                </text:list-item>
                <text:list-item>
                  <text:p text:style-name="P22"><text:span text:style-name="T5">M: </text:span>Da, ali koliko često se bavite sportom?</text:p>
                </text:list-item>
                <text:list-item>
                  <text:p text:style-name="P22"><text:span text:style-name="T1">A: </text:span>Samo u školi.</text:p>
                </text:list-item>
                <text:list-item>
                  <text:p text:style-name="P22"><text:span text:style-name="T5">M: <text:s/></text:span>A u slobodno vrijeme?</text:p>
                </text:list-item>
                <text:list-item>
                  <text:p text:style-name="P22"><text:soft-page-break/><text:span text:style-name="T1">A: </text:span>Ne baš! Ja znam da to nije zdravo, ali jednostavno ne volim tjelovježbu.</text:p>
                </text:list-item>
                <text:list-item>
                  <text:p text:style-name="P22"><text:span text:style-name="T5">M: </text:span>Ti si često bolsetna, <text:s/><text:span text:style-name="T26">jer se ne baviš sportom.</text:span></text:p>
                </text:list-item>
                <text:list-item>
                  <text:p text:style-name="P23"><text:span text:style-name="T1">A:</text:span> U proljeće ja igram rukomet s prijataljima.</text:p>
                </text:list-item>
                <text:list-item>
                  <text:p text:style-name="P23"><text:span text:style-name="T5">M: </text:span>To je sjajna ideja.</text:p>
                </text:list-item>
                <text:list-item>
                  <text:p text:style-name="P23"><text:span text:style-name="T1">A: </text:span>Da, ali majko, smijem li sada u kafić.</text:p>
                </text:list-item>
                <text:list-item>
                  <text:p text:style-name="P23"><text:span text:style-name="T5">M: </text:span>U redu. Idi, ali dođi kući do 9 sati.</text:p>
                </text:list-item>
                <text:list-item>
                  <text:p text:style-name="P23"><text:span text:style-name="T1">A: </text:span>Dogovoreno. Bog!</text:p>
                </text:list-item>
                <text:list-item>
                  <text:p text:style-name="P23"><text:span text:style-name="T5">M: </text:span>Bog!</text:p>
                </text:list-item>
              </text:list>
            </text:list-item>
            <text:list-item>
              <text:p text:style-name="P13">Obrada lekcije:</text:p>
              <text:list>
                <text:list-item>
                  <text:p text:style-name="P23">Anja spricht mit ihrer Mutter. Sie mochte mit ihren Freundinnen ins Cafe gehen Sie ist nicht mehr<text:line-break/>krank. Sie fuhlt sich wohl. </text:p>
                </text:list-item>
              </text:list>
            </text:list-item>
          </text:list>
        </text:list-item>
      </text:list>
      <text:p text:style-name="P2"><text:tab/><text:tab/><text:line-break/><text:tab/><text:tab/>Anja mag keine Fitness studios. Sport treibt sie nur in der Schule. Da muss sie Sport machen. In <text:tab/><text:tab/><text:tab/>der Freizeit treibt sie keinen Sport. Es ist nicht gesund, aber sie mag Sport <text:span text:style-name="T27">ein fach nicht. Sie ist so <text:tab/><text:tab/>oft krank, weil sie keinen Sport treibt. Aber im Fruhling geht sie mit ihren Freundinnen Handball <text:tab/><text:tab/><text:tab/>spielen.</text:span></text:p>
      <text:p text:style-name="P2"/>
      <text:p text:style-name="P2"><text:tab/><text:tab/><text:span text:style-name="T27">Jetz ist sie lieber mit ihren Freundinnen im Freien. Sie bumme </text:span><text:span text:style-name="T29">i</text:span><text:span text:style-name="T27">n durch die Stund er halten sich <text:tab/><text:tab/><text:tab/>und essen Eis. Jetzt gehen sie ins Cafe. Sie muss bis 9 Uhr nach Hause kommen.</text:span></text:p>
      <text:p text:style-name="P2"/>
      <text:p text:style-name="P2"><text:tab/><text:tab/>Anja razgovara s majkom. Htjela bi s prijateljicama u kafić.Nije više bolest<text:span text:style-name="T27">na</text:span>. Ona se dobro osjeća.</text:p>
      <text:p text:style-name="P2"/>
      <text:p text:style-name="P2"><text:tab/><text:tab/>Anja ne voli <text:span text:style-name="T28">teretane</text:span>. Ona se samo u školi bavi sportom. Tamo se mora baviti sportom. U <text:tab/><text:tab/><text:tab/><text:tab/>slobodno vrijeme ne bavi se sportom. Nije zdravo, ali jednostavno ne voli tjelovježbu. Često je <text:tab/><text:tab/><text:tab/>bolesna jer se ne bavi sportom, <text:span text:style-name="T28">a</text:span>li u proljeće ide igrati rukomet s prijateljima.</text:p>
      <text:p text:style-name="P2"/>
      <text:p text:style-name="P2"><text:tab/><text:tab/>Sada više voli biti na otvorenom sa svojim prijateljima. <text:span text:style-name="T31">/*</text:span><text:span text:style-name="T32">OVAJ DIO NE ZNAM PREVEST */</text:span><text:span text:style-name="T30"> </text:span>Sada <text:tab/><text:tab/><text:tab/>id<text:span text:style-name="T29">e</text:span> u kafić. Mora doći kući do 9.</text:p>
      <text:p text:style-name="P2"/>
      <text:p text:style-name="P4">Dezember – Ein Monat der Feiertage <text:span text:style-name="T36">( Prosinac – Mjesec praznika [ blagdna ])</text:span></text:p>
      <text:p text:style-name="P4"/>
      <text:list xml:id="list4187450489" text:style-name="L2">
        <text:list-item>
          <text:p text:style-name="P40">P: </text:p>
          <text:p text:style-name="P24">Pozdrav Anja,<text:line-break/></text:p>
          <text:p text:style-name="P24">Nadam se da imaš je lijepo adventsko vrijeme. Ja sam još uvijek sam pod stresom zbog škole. U petak kod nas počinju zimski praznici. Ja se onda odmorim kako treba. Već se veselim praznicima i slobodnom vrimenu.</text:p>
        </text:list-item>
        <text:list-item>
          <text:p text:style-name="P31">A: </text:p>
          <text:p text:style-name="P24">Pozdrav Petar!</text:p>
          <text:p text:style-name="P25">I ja u školi imam stres. Učim za ispit iz matematike u petak.. Ali <text:span text:style-name="T33">ja se </text:span>već veselim vikendu. U nedjelju se sastajem s Christiane i idemo na božićni sajam u Kölnsk<text:span text:style-name="T33">oj</text:span> katedral<text:span text:style-name="T33">i. Naši božićni praznici počinju 21. prosinca, što vi radite na praznicima </text:span><text:span text:style-name="T34">(blagdanima)</text:span><text:span text:style-name="T33">?</text:span></text:p>
        </text:list-item>
        <text:list-item>
          <text:p text:style-name="P41">P:</text:p>
          <text:p text:style-name="P26">Za Božić sam kod kuće sa svojom obitelji. Na Staru godinu nalazim se s Ivanom i drugim dečkima i zajedno slavimo. Kakav je tvoj plan za praznike?</text:p>
        </text:list-item>
        <text:list-item>
          <text:p text:style-name="P32">A:</text:p>
          <text:p text:style-name="P26">Na Badnjak sa svojom obitelji kitim božićno drvce. Na Božić <text:span text:style-name="T35">mi</text:span> ručamo s bakom i djedom. Ove godine Christiane poziva mene i nekoliko prijatelja iz razreda na doček Nove godine. </text:p>
        </text:list-item>
        <text:list-item>
          <text:p text:style-name="P42">P:</text:p>
          <text:p text:style-name="P27">Javit ću ti se. Želim ti sretan Božić i Novu godinu!</text:p>
        </text:list-item>
        <text:list-item>
          <text:p text:style-name="P33">A:</text:p>
          <text:p text:style-name="P27">I tebi isto. Tebi i tvojoj obitelji sretan Božic i Nova godina!</text:p>
        </text:list-item>
      </text:list>
      <text:p text:style-name="P5">Darf ich? ( Mogu li? )</text:p>
      <text:list xml:id="list1462078173" text:style-name="L3">
        <text:list-header>
          <text:p text:style-name="P28"/>
        </text:list-header>
      </text:list>
      <text:p text:style-name="P3">Njemačka država štiti djecu i mlade svojim zakonima. Časopis JUMA predstavlja neke zakone o zaštiti mladih.</text:p>
      <text:p text:style-name="P3"/>
      <text:p text:style-name="P29">Smiju li djeca i mladi ići u diskoteke restorane ili kladionice i kada moraju biti kod kuće.</text:p>
      <text:p text:style-name="P29"/>
      <text:p text:style-name="P29"><text:soft-page-break/>U Zakonu o zaštiti mladih ne postoje obvezujuće "vrijeme izlaska". <text:s/>Međutim, mnogi roditelji koriste vrijeme iz Zakona o zaštiti mladih kada njihova djeca izlaze van.</text:p>
      <text:p text:style-name="P29"/>
      <text:p text:style-name="P29"><text:s/>Za određena mjesta postoje vremenska ograničenja. <text:s/>Od navršenih 16 godina mladi smiju ostati sami u restoranima i diskotekama do ponoći. <text:s/>Propisi se ne odnose na privatne stranke. <text:s/>Mladima je zabranjen posjet kockarnicama.</text:p>
      <text:p text:style-name="P29"/>
      <text:p text:style-name="P29">Komentari mladih:</text:p>
      <text:p text:style-name="P29"/>
      <text:p text:style-name="P29">Frank, 15: Svi moji prijatelji imaju 16 godina i mogu ostati vani do ponoći. <text:s/>Mislim da je to običajno, i ja ću uskoro napuniti 16 godina.</text:p>
      <text:p text:style-name="P29"/>
      <text:p text:style-name="P29">Nicole, 15: Moj stariji brat me ponekad vodi na zabave s prijateljima. <text:s/>No, tek mu je 17 godina i zato ne smije tako dugo ostati vanka.</text:p>
      <text:p text:style-name="P29"/>
      <text:p text:style-name="P29"><text:s/>Tko smije piti alkohol, a tko pušiti?</text:p>
      <text:p text:style-name="P29"/>
      <text:p text:style-name="P29"><text:s/>Djeca i mladi mlađi od 16 godina ne smiju pušiti u javnosti (3). <text:s/>Ne možete im dati duhanske proizvode. <text:s/>U restoranima braća i sestre ili punoljetna braća moraju paziti da mladi ne puše. <text:s/>Ista pravila vrijede i za alkohol. <text:s/>Jedina iznimka: Mladima između 14 i 16 godina dopušteno je kupovati i konzumirati pića s malo alkohola, npr. pivo, vino i pjenušac, u javnosti ako su im roditelji tamo.</text:p>
      <text:p text:style-name="P29"/>
      <text:p text:style-name="P29"><text:s/>Komentar mladih:</text:p>
      <text:p text:style-name="P29"/>
      <text:p text:style-name="P29">Felix, 16: Već imam 16 godina i mogu pušiti i piti alkohol. <text:s/>Anna, 16: Nisam baš upoznata sa zakonima o mladima. <text:s/>Ali od 16 godina možete pušiti i piti alkohol.</text:p>
      <text:p text:style-name="P29"/>
      <text:p text:style-name="P29">Anna, 16: Nisam baš upoznata sa zakonima o mladima. <text:s/>Ali od 16 godina može<text:span text:style-name="T37">š</text:span> pušiti i piti alkohol.</text:p>
      <text:p text:style-name="P29"/>
      <text:list xml:id="list2752011443" text:style-name="L4">
        <text:list-item>
          <text:p text:style-name="P14">Meine Alltag <text:span text:style-name="T38">( Moja svakodnevnica? )</text:span></text:p>
          <text:p text:style-name="P14"/>
        </text:list-item>
      </text:list>
      <text:p text:style-name="P30"><text:s/>Bok! <text:s/>Ja sam Petar i imam 16 godina. <text:s/>Živim u Naurodu. <text:s/>To je malo selo blizu Wiesbadena. <text:s/>Svako jutro vozim se u školu u Wiesbadenu. <text:s/>moram rano ustati. <text:s/>Alarm mi se oglasi u 6 ujutro. <text:s/>Onda idem pod tuš. <text:s/>Svako jutro perem kosu jer sam prilično tašta. <text:s/>Ovdje je jako hladno ujutro. <text:s/>Zato se moram toplo odjenuti. <text:s/>Obično ne jedem puno za doručak. <text:s/>Često baš ništa, ponekad roladu ili jaje. <text:s/>Moja majka uvijek grdi. <text:s/>Kaže da to nije zdravo. <text:s/>U 7.30 izlazim iz kuće. <text:s/>Moram hodati 10 minuta do autobusne stanice. <text:s/>Moj put vodi kroz novo stambeno naselje. <text:s/>Još uvijek imamo polja i šume u okolici. <text:s/>Ne moramo ići autobusom. <text:s/>Imamo svoj školski autobus i vozi nas ravno u školu. <text:s/>Nitko ne voli ići autobusom jer je uvijek pun. <text:s/>Većina autobusa je mojih godina. <text:s/>Neki još uvijek brzo rade na svojoj zadaći. <text:s/>Neki uče vokabular ili ih pišu. <text:s/>engleski isključen. <text:s/>Drugi govore o nogometu. <text:s/>Autobusom do škole treba oko 20 minuta.</text:p>
      <text:p text:style-name="P30"/>
      <text:p text:style-name="P30"><text:s/>U razredu je 25 dječaka i djevojčica. <text:s/>Sat počinje u 8:10 sati. <text:s/>Danas je četvrtak: U prvom satu imamo biologiju. <text:s/>Lekcije su ponekad zanimljive, ali često nam dosadi i radimo gluposti. <text:s/>U 8.55 sati završava. <text:s/>Sada imamo malu pauzu. <text:s/>Samo 5 minuta. <text:s/>Neki otpisuju domaću zadaću za sljedeću lekciju. <text:s/>U drugom satu imamo glazbu. <text:s/>Ne pjevamo – ne, radimo samo teoriju. <text:s/>Smrtonosno dosadno. <text:s/>Nakon 45 minuta imamo pauzu od 15 minuta. <text:s/>Kad je lijepo vrijeme, legnemo na livadu i sunčamo se. <text:s/>3. lekcija: latinski. <text:s/>Na latinski prevodimo nekoliko rečenica. <text:s/>Gotovo nitko ne obraća pažnju. <text:s/>U posljednjoj banci Kristijan i Matija igraju karte. <text:s/>Sljedeća lekcija: engleski. <text:s/>Čitamo i prevodimo engleski tekst. <text:s/>U šestom satu imamo matematiku.Učitelj poziva neke učenike na ploču i oni moraju riješiti zadatke. <text:s/>Napokon se zazvoni zvono na vratima. <text:s/>Zbog buke učitelj odustaje od zadataka, ali nitko ne sluša. <text:s/>U autobusu si pričamo što se događa u školi. <text:s/>Kod kuće je hrana obično topla. <text:s/>Uvijek jedem sama jer kasnim iz škole. <text:s/>Onda uđem u sobu i legnem jer sam totalno iscrpljena. <text:s/>Nakon sat vremena krećem s domaćom zadaćom. <text:s/>Danas imam samo engleski i malo biologije. <text:s/>To je učinjeno brzo. <text:s/>Popodne uvijek imam nešto za raditi. <text:s/>Ponedjeljkom imam judo_ utorkom - kazališna skupina srijedom - trening odbojke četvrtkom - satovi klavira. <text:s/>Kad imam vremena, čitam i/ili skateboard. <text:s/>Često igram na računalu. <text:s/>Za lošeg vremena nazovem nekoliko prijatelja i odemo na čaj. <text:s/>Večeram oko 19 sati. <text:s/>Često izlazim poslije večere. <text:s/>Moram biti doma do 21 sat. <text:s/>Ako postoji dobar film, gledam TV. <text:s/>Ali to je rijetko. <text:s/>U 21.30 poželim laku noć roditeljima i odem u krevet. <text:s/>Većinu vremena još uvijek čitam ili slušam glazbu i tada ugasim svjetlo.</text:p>
      <text:p text:style-name="P15"/>
      <text:list xml:id="list2877668532" text:style-name="L5">
        <text:list-item>
          <text:p text:style-name="P16"><text:soft-page-break/>Mein Alltage</text:p>
        </text:list-item>
      </text:list>
      <text:p text:style-name="P30"/>
      <text:p text:style-name="P30">Hallo! Ich bin Peter und bin 16 Jahre alt. Ich wohne in Naurod. Das ist ein kleines Dorf in der Nähe von Wiesbaden. Jeden Morgen fahre ich zur Schule nach Wiesbaden. Ich muss sehr früh aufstehen. Mein Wecker klingelt um 6 Uhr. Dann gehe ich unter die Dusche. Ich wasche mir jeden Morgen die Haare, weil ich ziemlich eitel bin. Morgens ist es bei uns sehr kalt. Deshalb muss ich mich warm anziehen. Zum Frühstück esse ich meistens wenig. Oft gar nichts, manchmal ein Brötchen oder ein Ei. Meine Mutter schimpft dann immer. Sie sagt, dass das nicht gesund ist. Um 7.30 gehe ich aus dem Haus. Zur Bushaltestelle muss ich 10 Minuten laufen. Mein Weg führt durch eine Neubausiedlung. Bei uns in der Gegend gibt es noch Felder und Wald. Wir müssen nicht mit dem Linienbus fahren. Wir haben einen eigenen Schulbus, und er bringt uns direkt zur Schule. Keiner fährt gerne mit dem Bus, weil er immer so voll ist. Im Bus sind die meisten in meinem Alter. Manche arbeiten noch schnell an ihren Hausaufgaben. Einige lernen Vokabeln oder sie schreiben. Englisch ab. Andere unterhalten sich über Fussball. Der Bus fährt etwa 20 Minuten bis zur Schule.</text:p>
      <text:p text:style-name="P30"/>
      <text:p text:style-name="P30">In der Klasse sind 25 Jungen und Mädchen. Die Stunde beginnt um 8.10 Uhr. Heute ist Donnerstag: In der ersten Stunde haben wir Biologie. Der Unterricht ist manchmal interessant, aber oft langweilen wir uns und machen Blödsinn. Um 8.55 ist die Stunde zu Ende. Wir haben jetzt eine kleine Pause. Nur 5 Minuten. Einige schreiben die Hausaufgaben für die nächste Stunde ab. In der zweiten Stunde haben wir Musik. Wir singen nicht - nein, wir machen nur Theorie. Todlangweilig. Nach 45 Minuten haben wir 15. Minuten grosse Pause. Wenn das Wetter schön ist, legen wir uns auf die Wiese und sonnen uns. 3. Stunde: Latein. In Latein übersetzen wir einige Sätze. Fast keiner passt auf. In der letzten Bank spielen Christian und Matthias Karten. Nächste Stunde: Englisch. Wir lesen und übersetzen einen englischen Text. In der sechsten Stunde haben wir Mathematik Der Lehrer ruft manche Schüler an die Tafel und sie müssen Aufgaben lösen. Endlich klingelt es. Durch den Lärm gibt der Lehrer noch Aufgaben auf, aber keiner hört zu. Im Bus erzählen wir uns, was in der Schule los ist. Zu Hause ist meistens das Essen warm. Ich esse immer allein, weil ich spät aus der Schule komme. Dann gehe ich ins Zimmer und lege mich, weil ich total erschöpft bin. Nach einer Stunde fange ich mit den Hausaufgaben an. Ich habe heute nur Englisch und ein bißchen in Biologie auf. Das ist schnell fertig. Nachmittags habe ich immer etwas vor. Montags habe ich Judo_dienstags - eine Theatergruppe mittwochs - Volleyballtraining donnerstags - Klavierstunde. Wenn ich Zeit habe, lese ich und oder fahre Skateboard. Oft spiele ich am Computer. Bei schlechtem Wetter rufe ich ein paar Freunde an und wir machen eine Teerunde. Gegen 19 Uhr esse ich zu Abend. Nach dem Abendesssen gehe ich oft aus. Ich muss um 21 Uhr wieder zu Hause sein. Wenn es einen guten Film gibt, sehe ich fern. Aber das ist selten. Um 21.30 sage ich meinen Eltern gute Nacht und gehe ins Bett. Meistens lese ich noch oder höre Musik und dann drehe ich das Licht aus.</text:p>
      <text:p text:style-name="P29"/>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Roboto Light" svg:font-family="'Roboto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1T15:29:51.306538293</meta:creation-date>
    <dc:date>2021-12-16T19:32:37.999296754</dc:date>
    <meta:editing-duration>PT4H12M49S</meta:editing-duration>
    <meta:editing-cycles>15</meta:editing-cycles>
    <meta:generator>LibreOffice/7.1.7.2$Linux_X86_64 LibreOffice_project/10$Build-2</meta:generator>
    <meta:document-statistic meta:table-count="0" meta:image-count="0" meta:object-count="0" meta:page-count="4" meta:paragraph-count="101" meta:word-count="2236" meta:character-count="12618" meta:non-whitespace-character-count="10415"/>
  </office:meta>
</office:document-meta>
</file>